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409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rm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pend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ndaryCrossedFlag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ractStructure</text:p>
          </table:table-cell>
          <table:table-cell office:value-type="string" calcext:value-type="string">
            <text:p>Contract identification</text:p>
          </table:table-cell>
          <table:table-cell office:value-type="string" calcext:value-type="string">
            <text:p>ContractReference[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undaryMonitoringCycle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Cyc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OfDividend</text:p>
          </table:table-cell>
          <table:table-cell office:value-type="string" calcext:value-type="string">
            <text:p>Dividend</text:p>
          </table:table-cell>
          <table:table-cell office:value-type="string" calcext:value-type="string">
            <text:p>Cyc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OfFee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Cyc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OfInterestCalculationBas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yc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OfInterestPayment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yc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OfMargining</text:p>
          </table:table-cell>
          <table:table-cell office:value-type="string" calcext:value-type="string">
            <text:p>Margining</text:p>
          </table:table-cell>
          <table:table-cell office:value-type="string" calcext:value-type="string">
            <text:p>Cyc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OfOptionality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Cyc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OfPrincipalRedemption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Cyc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OfRateReset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Cyc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OfScalingIndex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Cycle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rrayCycleOfInterestPaymen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Cycle[]</text:p>
          </table:table-cell>
          <table:table-cell table:style-name="ce1" office:value-type="string" calcext:value-type="string">
            <text:p>cycleOfInterestPayment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rrayCycleOfPrincipalRedemption</text:p>
          </table:table-cell>
          <table:table-cell table:style-name="ce1" office:value-type="string" calcext:value-type="string">
            <text:p>Notional Principal</text:p>
          </table:table-cell>
          <table:table-cell table:style-name="ce1" office:value-type="string" calcext:value-type="string">
            <text:p>Cycle[]</text:p>
          </table:table-cell>
          <table:table-cell table:style-name="ce1" office:value-type="string" calcext:value-type="string">
            <text:p>cycleOfPrincipalRedemp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rrayCycleOfRateReset</text:p>
          </table:table-cell>
          <table:table-cell table:style-name="ce1" office:value-type="string" calcext:value-type="string">
            <text:p>Rate Reset</text:p>
          </table:table-cell>
          <table:table-cell table:style-name="ce1" office:value-type="string" calcext:value-type="string">
            <text:p>Cycle[]</text:p>
          </table:table-cell>
          <table:table-cell table:style-name="ce1" office:value-type="string" calcext:value-type="string">
            <text:p>cycleOfRateRe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ndaryDirection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undaryEffect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undaryLegInitiallyActive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sinessDayConvention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earingHouse</text:p>
          </table:table-cell>
          <table:table-cell office:value-type="string" calcext:value-type="string">
            <text:p>Margining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ractPerformance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ractRole</text:p>
          </table:table-cell>
          <table:table-cell office:value-type="string" calcext:value-type="string">
            <text:p>Contract identification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ractType</text:p>
          </table:table-cell>
          <table:table-cell office:value-type="string" calcext:value-type="string">
            <text:p>Contract identification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PointOfInterestPayment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PointOfRateReset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yCountConvention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liverySettlement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dOfMonthConvention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eBasis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uaranteedExposure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estCalculationBas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ptionExerciseType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ptionType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naltyType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paymentEffect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alingEffect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niority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it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rrayFixedVariable</text:p>
          </table:table-cell>
          <table:table-cell table:style-name="ce1" office:value-type="string" calcext:value-type="string">
            <text:p>Rate Reset</text:p>
          </table:table-cell>
          <table:table-cell table:style-name="ce1" office:value-type="string" calcext:value-type="string">
            <text:p>Enum[]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arrayIncreaseDecrease</text:p>
          </table:table-cell>
          <table:table-cell table:style-name="ce1" office:value-type="string" calcext:value-type="string">
            <text:p>Notional Principal</text:p>
          </table:table-cell>
          <table:table-cell table:style-name="ce1" office:value-type="string" calcext:value-type="string">
            <text:p>Enum[]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creditEventTypeCovered</text:p>
          </table:table-cell>
          <table:table-cell table:style-name="ce1" office:value-type="string" calcext:value-type="string">
            <text:p>Counterparty</text:p>
          </table:table-cell>
          <table:table-cell table:style-name="ce1" office:value-type="string" calcext:value-type="string">
            <text:p>Enum[]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delinquencyPeriod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ingPeriod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acePeriod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paymentPeriod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lementPeriod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DayNotic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cruedInterest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undaryValue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verageOfCreditEnhancement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ditLineAmount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linquencyRate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erciseAmount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eAccrued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eRate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turesPrice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itialMargin</text:p>
          </table:table-cell>
          <table:table-cell office:value-type="string" calcext:value-type="string">
            <text:p>Margining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estCalculationBaseAmount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estScalingMultiplier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feCap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feFloor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tenanceMarginLowerBound</text:p>
          </table:table-cell>
          <table:table-cell office:value-type="string" calcext:value-type="string">
            <text:p>Margining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tenanceMarginUpperBound</text:p>
          </table:table-cell>
          <table:table-cell office:value-type="string" calcext:value-type="string">
            <text:p>Margining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ketValueObserved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ximumPenaltyFreeDisbursement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xtDividendPaymentAmount</text:p>
          </table:table-cell>
          <table:table-cell office:value-type="string" calcext:value-type="string">
            <text:p>Dividend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xtPrincipalRedemptionPayment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xtResetRate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inalInterestRat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inalInterestRate2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ionalPrincipal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ionalPrincipal2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ionalScalingMultiplier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ptionStrike1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ptionStrike2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naltyRate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iodCap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iodFloor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miumDiscountAtIED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iceAtPurchase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iceAtTermination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antity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Multiplier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Spread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alingIndexAtContractDeal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riationMargin</text:p>
          </table:table-cell>
          <table:table-cell office:value-type="string" calcext:value-type="string">
            <text:p>Margining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rrayNextPrincipalRedemptionPayment</text:p>
          </table:table-cell>
          <table:table-cell table:style-name="ce1" office:value-type="string" calcext:value-type="string">
            <text:p>Notional Principal</text:p>
          </table:table-cell>
          <table:table-cell table:style-name="ce1" office:value-type="string" calcext:value-type="string">
            <text:p>Real[]</text:p>
          </table:table-cell>
          <table:table-cell table:style-name="ce1" office:value-type="string" calcext:value-type="string">
            <text:p>nextPrincipalRedemptionPay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rayRate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Real[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mortization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undaryMonitoringAnchorDate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undaryMonitoringEndDate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pitalizationEndDat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ractDeal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AnchorDateOfDividend</text:p>
          </table:table-cell>
          <table:table-cell office:value-type="string" calcext:value-type="string">
            <text:p>Dividend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AnchorDateOfFee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AnchorDateOfInterestCalculationBas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AnchorDateOfInterestPayment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AnchorDateOfMargining</text:p>
          </table:table-cell>
          <table:table-cell office:value-type="string" calcext:value-type="string">
            <text:p>Margining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AnchorDateOfOptionality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AnchorDateOfPrincipalRedemption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AnchorDateOfRateReset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AnchorDateOfScalingIndex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DividendDate</text:p>
          </table:table-cell>
          <table:table-cell office:value-type="string" calcext:value-type="string">
            <text:p>Dividend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erciseDate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itialExchange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turity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PerformingDate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ptionExerciseEndDate</text:p>
          </table:table-cell>
          <table:table-cell office:value-type="string" calcext:value-type="string">
            <text:p>Optionality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urchase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tusDate</text:p>
          </table:table-cell>
          <table:table-cell office:value-type="string" calcext:value-type="string">
            <text:p>Contract identification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rminationDate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rrayCycleAnchorDateOfInterestPaymen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Timestamp[]</text:p>
          </table:table-cell>
          <table:table-cell table:style-name="ce1" office:value-type="string" calcext:value-type="string">
            <text:p>cycleAnchorDateOfInterestPayment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rrayCycleAnchorDateOfPrincipalRedemption</text:p>
          </table:table-cell>
          <table:table-cell table:style-name="ce1" office:value-type="string" calcext:value-type="string">
            <text:p>Notional Principal</text:p>
          </table:table-cell>
          <table:table-cell table:style-name="ce1" office:value-type="string" calcext:value-type="string">
            <text:p>Timestamp[]</text:p>
          </table:table-cell>
          <table:table-cell table:style-name="ce1" office:value-type="string" calcext:value-type="string">
            <text:p>cycleAnchorDateOfPrincipalRedemp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rrayCycleAnchorDateOfRateReset</text:p>
          </table:table-cell>
          <table:table-cell table:style-name="ce1" office:value-type="string" calcext:value-type="string">
            <text:p>Rate Reset</text:p>
          </table:table-cell>
          <table:table-cell table:style-name="ce1" office:value-type="string" calcext:value-type="string">
            <text:p>Timestamp[]</text:p>
          </table:table-cell>
          <table:table-cell table:style-name="ce1" office:value-type="string" calcext:value-type="string">
            <text:p>cycleAnchorDateOfRateRe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actID</text:p>
          </table:table-cell>
          <table:table-cell office:value-type="string" calcext:value-type="string">
            <text:p>Contract identification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unterpartyID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atorID</text:p>
          </table:table-cell>
          <table:table-cell office:value-type="string" calcext:value-type="string">
            <text:p>Contract identification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rency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rency2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ketObjectCode</text:p>
          </table:table-cell>
          <table:table-cell office:value-type="string" calcext:value-type="string">
            <text:p>Contract identification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ketObjectCodeOfRateReset</text:p>
          </table:table-cell>
          <table:table-cell office:value-type="string" calcext:value-type="string">
            <text:p>Rate Reset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ketObjectCodeOfScalingIndex</text:p>
          </table:table-cell>
          <table:table-cell office:value-type="string" calcext:value-type="string">
            <text:p>Notional Principal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lementCurrency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Varchar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C4:Sheet1.E12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7:48:20.272389889</meta:creation-date>
    <meta:generator>LibreOffice/7.4.7.2$Linux_X86_64 LibreOffice_project/40$Build-2</meta:generator>
    <dc:date>2025-07-07T18:06:33.650678453</dc:date>
    <meta:editing-duration>PT18M15S</meta:editing-duration>
    <meta:editing-cycles>3</meta:editing-cycles>
    <meta:document-statistic meta:table-count="1" meta:cell-count="383" meta:object-count="0"/>
  </office:meta>
</office:document-meta>
</file>